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8mm"/>
    </style:style>
    <style:style style:name="co2" style:family="table-column">
      <style:table-column-properties fo:break-before="auto" style:column-width="43.53mm"/>
    </style:style>
    <style:style style:name="co3" style:family="table-column">
      <style:table-column-properties fo:break-before="auto" style:column-width="31.33mm"/>
    </style:style>
    <style:style style:name="co4" style:family="table-column">
      <style:table-column-properties fo:break-before="auto" style:column-width="38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36mm" fo:break-before="auto" style:use-optimal-row-height="true"/>
    </style:style>
    <style:style style:name="ro4" style:family="table-row">
      <style:table-row-properties style:row-height="11.39mm" fo:break-before="auto" style:use-optimal-row-height="false"/>
    </style:style>
    <style:style style:name="ro5" style:family="table-row">
      <style:table-row-properties style:row-height="12.33mm" fo:break-before="auto" style:use-optimal-row-height="true"/>
    </style:style>
    <style:style style:name="ro6" style:family="table-row">
      <style:table-row-properties style:row-height="28.2mm" fo:break-before="auto" style:use-optimal-row-height="true"/>
    </style:style>
    <style:style style:name="ro7" style:family="table-row">
      <style:table-row-properties style:row-height="24.24mm" fo:break-before="auto" style:use-optimal-row-height="tru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16.3mm" fo:break-before="auto" style:use-optimal-row-height="true"/>
    </style:style>
    <style:style style:name="ro10" style:family="table-row">
      <style:table-row-properties style:row-height="6.83mm" fo:break-before="auto" style:use-optimal-row-height="false"/>
    </style:style>
    <style:style style:name="ro11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ans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ans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ans1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1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 fo:font-size="10pt" style:font-size-asian="10pt" style:font-size-complex="10pt"/>
    </style:style>
    <style:style style:name="ce15" style:family="table-cell" style:parent-style-name="Default">
      <style:text-properties style:font-name="Liberation Sans1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ext-properties fo:color="#ff3333" style:font-name="Liberation Sans1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1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Liberation Serif1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1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ce7"/>
        <table:table-column table:style-name="co2" table:default-cell-style-name="ce11"/>
        <table:table-column table:style-name="co3" table:default-cell-style-name="ce11"/>
        <table:table-column table:style-name="co4" table:default-cell-style-name="ce18"/>
        <table:table-column table:style-name="co5" table:number-columns-repeated="12" table:default-cell-style-name="ce12"/>
        <table:table-row table:style-name="ro1">
          <table:table-cell table:style-name="ce1" office:value-type="string" calcext:value-type="string">
            <text:p>First start</text:p>
          </table:table-cell>
          <table:table-cell table:style-name="ce9"/>
          <table:table-cell table:style-name="ce14"/>
          <table:table-cell table:style-name="ce15" table:number-columns-repeated="4"/>
          <table:table-cell table:style-name="Default" table:number-columns-repeated="9"/>
        </table:table-row>
        <table:table-row table:style-name="ro2">
          <table:table-cell table:style-name="ce2"/>
          <table:table-cell table:style-name="ce10" office:value-type="string" calcext:value-type="string">
            <text:p>Version</text:p>
          </table:table-cell>
          <table:table-cell table:style-name="ce12" table:number-columns-repeated="2"/>
          <table:table-cell table:style-name="ce15" table:number-columns-repeated="3"/>
          <table:table-cell table:style-name="Default" table:number-columns-repeated="9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0.3.0</text:p>
          </table:table-cell>
          <table:table-cell table:style-name="ce16" office:value-type="string" calcext:value-type="string">
            <text:p>1.0</text:p>
          </table:table-cell>
          <table:table-cell table:style-name="ce15" table:number-columns-repeated="3"/>
          <table:table-cell table:style-name="Default" table:number-columns-repeated="9"/>
        </table:table-row>
        <table:table-row table:style-name="ro3">
          <table:table-cell table:style-name="ce4" office:value-type="string" calcext:value-type="string">
            <text:p>Start without any paperwork.conf / index / document</text:p>
          </table:table-cell>
          <table:table-cell table:style-name="ce9"/>
          <table:table-cell table:style-name="ce14"/>
          <table:table-cell table:style-name="ce17" office:value-type="string" calcext:value-type="string">
            <text:p>KO 2016/11/09</text:p>
            <text:p> #510</text:p>
          </table:table-cell>
          <table:table-cell table:style-name="ce15" table:number-columns-repeated="3"/>
          <table:table-cell table:style-name="Default" table:number-columns-repeated="9"/>
        </table:table-row>
        <table:table-row table:style-name="ro2">
          <table:table-cell table:style-name="ce5"/>
          <table:table-cell table:style-name="ce9"/>
          <table:table-cell table:style-name="ce14"/>
          <table:table-cell table:style-name="ce15" table:number-columns-repeated="4"/>
          <table:table-cell table:style-name="Default" table:number-columns-repeated="9"/>
        </table:table-row>
        <table:table-row table:style-name="ro1">
          <table:table-cell table:style-name="ce6" office:value-type="string" calcext:value-type="string">
            <text:p>Settings</text:p>
          </table:table-cell>
          <table:table-cell table:style-name="ce10"/>
          <table:table-cell table:style-name="ce12"/>
          <table:table-cell table:style-name="Default" table:number-columns-repeated="13"/>
        </table:table-row>
        <table:table-row table:style-name="ro2">
          <table:table-cell table:style-name="ce2"/>
          <table:table-cell table:style-name="ce10" office:value-type="string" calcext:value-type="string">
            <text:p>Version</text:p>
          </table:table-cell>
          <table:table-cell table:style-name="ce12" table:number-columns-repeated="2"/>
          <table:table-cell table:number-columns-repeated="12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0.3.0</text:p>
          </table:table-cell>
          <table:table-cell table:style-name="ce16" office:value-type="string" calcext:value-type="string">
            <text:p>1.0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When the dialog opens:</text:p>
            <text:p>To check: scanners correctly detected 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Changing work directory:</text:p>
            <text:p>To check: When "Apply" is clicked, the new directory must be taken into accou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Calibration scan: </text:p>
            <text:p>To check: When/while no scanner is available, the button can't be clicked</text:p>
            <text:p>To check: Animation: mouse cursor = spinner</text:p>
            <text:p>To check: Animation: scan animation</text:p>
            <text:p>To check: Once the scan is done, the previous calibration settings are display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Calibration: </text:p>
            <text:p>To check: Handles can be moved</text:p>
            <text:p>To check: Zoom settings works</text:p>
            <text:p>To check: Clicking outside of an handle change the zoom level (ajusted --&gt; 1.0 --&gt; adjusted --&gt; ...)</text:p>
            <text:p>To check: When "Ok" is clicked, the configuration is updated with the new setting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style-name="ce19" office:value-type="string" calcext:value-type="string">
            <text:p>OK 2016/11/08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Select another scanner: </text:p>
            <text:p>To check: The available resolution list must be reloaded</text:p>
            <text:p>To check: The calibration scan must be done using the correct scanner</text:p>
            <text:p>To check: When "Apply" is clicked, the configuration is updated with the selected scann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?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Select another resolution: </text:p>
            <text:p>To check:</text:p>
            <text:p>0.2.x: When "Apply" is clicked, the configuration is updated with the new resolution</text:p>
            <text:p>0.3.x: When the dialog, the configuration is updated with the new resolu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Disable OCR: </text:p>
            <text:p>To check: When "Apply" is clicked, the configuration is updated with the new OCR set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Select OCR + german + 2 angles: </text:p>
            <text:p>To check: When "Apply" is clicked, the configuration is updated with the new OCR settings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Select OCR + french + 2 angles: </text:p>
            <text:p>To check: When "Apply" is clicked, the configuration is updated with the new OCR settings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Select OCR + french + 4 angles: </text:p>
            <text:p>To check: When "Apply" is clicked, the configuration is updated with the new OCR setting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table:style-name="Default"/>
          <table:table-cell table:style-name="ce12" table:number-columns-repeated="2"/>
          <table:table-cell table:number-columns-repeated="13"/>
        </table:table-row>
        <table:table-row table:style-name="ro8">
          <table:table-cell table:style-name="ce8" office:value-type="string" calcext:value-type="string" table:number-columns-spanned="3" table:number-rows-spanned="1">
            <text:p>Document viewing</text:p>
          </table:table-cell>
          <table:covered-table-cell table:number-columns-repeated="2" table:style-name="ce12"/>
          <table:table-cell table:number-columns-repeated="13"/>
        </table:table-row>
        <table:table-row table:style-name="ro2">
          <table:table-cell table:style-name="ce2"/>
          <table:table-cell table:style-name="ce10" office:value-type="string" calcext:value-type="string">
            <text:p>Version</text:p>
          </table:table-cell>
          <table:table-cell table:style-name="ce12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0.3.0</text:p>
          </table:table-cell>
          <table:table-cell table:style-name="ce20" office:value-type="string" calcext:value-type="string">
            <text:p>1.0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Zoom level: </text:p>
            <text:p>To check: zoom level must be saved when Paperwork stops and restored when Paperwork (re)star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Sorting: </text:p>
            <text:p>To check: sorting must be saved when Paperwork stops and restored when Paperwork (re)star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Click on a document: </text:p>
            <text:p>To check: Document is selected</text:p>
            <text:p>To check: Page list is updated</text:p>
            <text:p>To check: First page is loaded and then display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Click on a page: </text:p>
            <text:p>To check: 0.2.x: The page is selected in the page list</text:p>
            <text:p>To check: The page is loaded and then displayed (--&gt; scrolled to the page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Scrolling: </text:p>
            <text:p>To check: On scrolling, page are loaded as they are displayed</text:p>
            <text:p>To check: 0.2.x: Page are correctly selected in the page list</text:p>
            <text:p>To check: Page number is updated based on the page on which the user currently i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Keyword highlighting: </text:p>
            <text:p>To check: Words below mouse cursor are highlight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Advanced settings --&gt; highlight all keywords: </text:p>
            <text:p>To check: All the keywords are highlighted</text:p>
            <text:p>To check: When opening another document, keywords are still highlight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Windows resiz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edicted labels are displayed in bol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/A</text:p>
          </table:table-cell>
          <table:table-cell table:style-name="ce21" office:value-type="string" calcext:value-type="string">
            <text:p>N/A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elected labels are check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2">
          <table:table-cell table:style-name="Default"/>
          <table:table-cell table:style-name="ce12" table:number-columns-repeated="2"/>
          <table:table-cell table:number-columns-repeated="13"/>
        </table:table-row>
        <table:table-row table:style-name="ro8">
          <table:table-cell table:style-name="ce8" office:value-type="string" calcext:value-type="string" table:number-columns-spanned="3" table:number-rows-spanned="1">
            <text:p>Search</text:p>
          </table:table-cell>
          <table:covered-table-cell table:number-columns-repeated="2" table:style-name="ce12"/>
          <table:table-cell table:number-columns-repeated="13"/>
        </table:table-row>
        <table:table-row table:style-name="ro2">
          <table:table-cell table:style-name="ce2"/>
          <table:table-cell table:style-name="ce10" office:value-type="string" calcext:value-type="string">
            <text:p>Version</text:p>
          </table:table-cell>
          <table:table-cell table:style-name="ce12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0.3.0</text:p>
          </table:table-cell>
          <table:table-cell table:style-name="ce20" office:value-type="string" calcext:value-type="string">
            <text:p>1.0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Ctrl-F: Jump to to the search text field + select the previous searc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While typing: Doc list is updated to show only documents containing the keywords (approximate search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While typing: Page list : Pages of the current document containing the keywords get highlight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While typing: Keywords are highlighted on the currently displayed page(s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While typing: Suggestions are provided</text:p>
          </table:table-cell>
          <table:table-cell table:style-name="ce13"/>
          <table:table-cell office:value-type="string" calcext:value-type="string">
            <text:p>KO 2015/12/10 <text:a xlink:href="https://github.com/jflesch/paperwork/issues/415" xlink:type="simple">[415]</text:a> </text:p>
          </table:table-cell>
          <table:table-cell office:value-type="string" calcext:value-type="string">
            <text:p>?</text:p>
          </table:table-cell>
          <table:table-cell table:number-columns-repeated="12"/>
        </table:table-row>
        <table:table-row table:style-name="ro2">
          <table:table-cell/>
          <table:table-cell table:style-name="ce13"/>
          <table:table-cell table:number-columns-repeated="14"/>
        </table:table-row>
        <table:table-row table:style-name="ro8">
          <table:table-cell table:style-name="ce8" office:value-type="string" calcext:value-type="string" table:number-columns-spanned="3" table:number-rows-spanned="1">
            <text:p><text:a xlink:href="https://github.com/jflesch/paperwork/wiki/Test-list#single-scan" xlink:type="simple"> </text:a>Single scan</text:p>
          </table:table-cell>
          <table:covered-table-cell table:number-columns-repeated="2" table:style-name="ce12"/>
          <table:table-cell table:number-columns-repeated="13"/>
        </table:table-row>
        <table:table-row table:style-name="ro2">
          <table:table-cell table:style-name="ce2"/>
          <table:table-cell table:style-name="ce10" office:value-type="string" calcext:value-type="string">
            <text:p>Version</text:p>
          </table:table-cell>
          <table:table-cell table:style-name="ce12"/>
          <table:table-cell table:number-columns-repeated="13"/>
        </table:table-row>
        <table:table-row table:style-name="ro10">
          <table:table-cell table:style-name="ce3" office:value-type="string" calcext:value-type="string">
            <text:p>Tests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0.3.0</text:p>
          </table:table-cell>
          <table:table-cell table:style-name="ce20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trl+N switch to "New document"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style-name="ce19" office:value-type="string" calcext:value-type="string">
            <text:p>OK 2016/11/08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Scan animation: Scan is displayed on-the-fly during scann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can animation: Red line shows where the scan currently i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OCR animation: Page is reduced, display 4 times, and rotated 4 times at different ang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OCR animation: Disabled angles are cross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N/A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OCR animation: Spinners are displayed on each active page orient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OCR animation: Spinners are removed after each OCR process end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OCR animation: When all the OCR processes are done, zoom on the best 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End of scan &amp; OCR: The new page is displayed and select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End of scan &amp; OCR: The document is added in the document list and select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Labels are guess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table:number-columns-repeated="16"/>
        </table:table-row>
        <table:table-row table:style-name="ro8">
          <table:table-cell table:style-name="ce8" office:value-type="string" calcext:value-type="string" table:number-columns-spanned="3" table:number-rows-spanned="1">
            <text:p><text:a xlink:href="https://github.com/jflesch/paperwork/wiki/Test-list#multiple-scans" xlink:type="simple"> </text:a>Multiple scans</text:p>
          </table:table-cell>
          <table:covered-table-cell table:number-columns-repeated="2" table:style-name="ce12"/>
          <table:table-cell table:number-columns-repeated="13"/>
        </table:table-row>
        <table:table-row table:style-name="ro2">
          <table:table-cell table:style-name="ce2"/>
          <table:table-cell table:style-name="ce10" office:value-type="string" calcext:value-type="string">
            <text:p>Version</text:p>
          </table:table-cell>
          <table:table-cell table:style-name="ce12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0.3.0</text:p>
          </table:table-cell>
          <table:table-cell table:style-name="ce20" office:value-type="string" calcext:value-type="string">
            <text:p>1.0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Multiscan dialog: when the dialog is opened while an editable document is selected, the document list starts with "current document" (+ 0 pages)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Multiscan dialog: when the dialog is not opened while an editable document or is opened on a new document, the document list does not start with "current document"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ultiscan dialog: Clicking on "add" adds a document to the list with 1 page to scan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ultiscan dialog: Clicking on "remove" removes a document from the list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ultiscan dialog: Button "Remove" is disable when the selected document is "current document"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ultiscan dialog: Clicking on "modify" let changes the number of pages for the selected document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ultiscan dialog: Double clicking on the number of pages for a document let change this number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ultiscan dialog: When the scan is started, a thumbnails list is displayed (all gray)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ultiscan dialog: While scanning, the thumbnails are updated on-the-fly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ultiscan dialog: While running the OCR, a spinner is displayed above the corresponding thumbnail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ain window, for each page: Scan animation: Scan is displayed on-the-fly during scanning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ain window, for each page: Scan animation: Red line shows where the scan currently is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Main window, for each page: OCR animation: Page is reduced, display 4 times, and rotated 4 times at different angles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ain window, for each page: OCR animation: Disabled angles are crossed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ain window, for each page: OCR animation: Spinners are displayed on each page orientation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ain window, for each page: OCR animation: Spinners are removed after each OCR process ends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ain window, for each page: OCR animation: When all the OCR processes are done, zoom on the best one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ain window, for each page: End of scan &amp; OCR: The new page is displayed and selected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End of scan &amp; OCR: The document is added in the document list and selected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table:number-columns-repeated="2"/>
          <table:table-cell table:style-name="ce12"/>
          <table:table-cell table:number-columns-repeated="13"/>
        </table:table-row>
        <table:table-row table:style-name="ro8">
          <table:table-cell table:style-name="ce8" office:value-type="string" calcext:value-type="string" table:number-columns-spanned="3" table:number-rows-spanned="1">
            <text:p><text:a xlink:href="https://github.com/jflesch/paperwork/wiki/Test-list#page-editing" xlink:type="simple"> </text:a>Page editing</text:p>
          </table:table-cell>
          <table:covered-table-cell table:number-columns-repeated="2" table:style-name="ce12"/>
          <table:table-cell table:number-columns-repeated="13"/>
        </table:table-row>
        <table:table-row table:style-name="ro2">
          <table:table-cell table:style-name="ce2"/>
          <table:table-cell table:style-name="ce10" office:value-type="string" calcext:value-type="string">
            <text:p>Version</text:p>
          </table:table-cell>
          <table:table-cell table:style-name="ce12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0.3.0</text:p>
          </table:table-cell>
          <table:table-cell table:style-name="ce20" office:value-type="string" calcext:value-type="string">
            <text:p>1.0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Page cutting: </text:p>
            <text:p>The currently displayed page must be updated</text:p>
            <text:p>The page thumbnail in the page list must be updated</text:p>
            <text:p>The doc thumbnail in the page list must be updated</text:p>
          </table:table-cell>
          <table:table-cell office:value-type="string" calcext:value-type="string">
            <text:p><text:a xlink:href="https://github.com/jflesch/paperwork/issues/326" xlink:type="simple">#326</text:a>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Page rotation: </text:p>
            <text:p>The currently displayed page must be updated</text:p>
            <text:p>The page thumbnail in the page list must be updated</text:p>
            <text:p>The doc thumbnail in the page list must be updated</text:p>
          </table:table-cell>
          <table:table-cell office:value-type="string" calcext:value-type="string">
            <text:p><text:a xlink:href="https://github.com/jflesch/paperwork/issues/326" xlink:type="simple">#326</text:a>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Page cutting + rotation: </text:p>
            <text:p>The currently displayed page must be updated</text:p>
            <text:p>The page thumbnail in the page list must be updated</text:p>
            <text:p>The doc thumbnail in the page list must be updated</text:p>
          </table:table-cell>
          <table:table-cell office:value-type="string" calcext:value-type="string">
            <text:p><text:a xlink:href="https://github.com/jflesch/paperwork/issues/326" xlink:type="simple">#326</text:a></text:p>
          </table:table-cell>
          <table:table-cell office:value-type="string" calcext:value-type="string">
            <text:p>KO 2015/12/10 <text:a xlink:href="https://github.com/jflesch/paperwork/issues/418" xlink:type="simple">[418]</text:a> 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age color correction</text:p>
          </table:table-cell>
          <table:table-cell table:number-columns-repeated="2"/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eleting a page 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table:number-columns-repeated="16"/>
        </table:table-row>
        <table:table-row table:style-name="ro8">
          <table:table-cell table:style-name="ce8" office:value-type="string" calcext:value-type="string" table:number-columns-spanned="3" table:number-rows-spanned="1">
            <text:p><text:a xlink:href="https://github.com/jflesch/paperwork/wiki/Test-list#document-editing" xlink:type="simple"> </text:a>Document editing</text:p>
          </table:table-cell>
          <table:covered-table-cell table:number-columns-repeated="2" table:style-name="ce12"/>
          <table:table-cell table:number-columns-repeated="13"/>
        </table:table-row>
        <table:table-row table:style-name="ro2">
          <table:table-cell table:style-name="ce2"/>
          <table:table-cell table:style-name="ce10" office:value-type="string" calcext:value-type="string">
            <text:p>Version</text:p>
          </table:table-cell>
          <table:table-cell table:style-name="ce12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0.3.0</text:p>
          </table:table-cell>
          <table:table-cell table:style-name="ce20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rag&amp;Drop: Moving pages inside a document </text:p>
          </table:table-cell>
          <table:table-cell table:number-columns-repeated="2" office:value-type="string" calcext:value-type="string">
            <text:p>OK</text:p>
          </table:table-cell>
          <table:table-cell table:style-name="ce19" office:value-type="string" calcext:value-type="string">
            <text:p>OK 2016/11/0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rag&amp;Drop: Moving pages from a document to another 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rag&amp;Drop: Moving pages from a document to a new one </text:p>
          </table:table-cell>
          <table:table-cell table:style-name="ce13" office:value-type="string" calcext:value-type="string">
            <text:p>Not tested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11">
          <table:table-cell office:value-type="string" calcext:value-type="string">
            <text:p>Document edit dialog/panel: changing the date. </text:p>
            <text:p>If the order of the document is changed by the date change, the document list must be updated accordingly</text:p>
            <text:p>The document must be correctly reselected in the document l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Document edit dialog: adding keywords + finding them by searching </text:p>
          </table:table-cell>
          <table:table-cell office:value-type="string" calcext:value-type="string">
            <text:p><text:a xlink:href="https://github.com/jflesch/paperwork/issues/327" xlink:type="simple">#327</text:a>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trl+E opens the document edit dialog 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eleting a document 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table:number-columns-repeated="16"/>
        </table:table-row>
        <table:table-row table:style-name="ro8">
          <table:table-cell table:style-name="ce8" office:value-type="string" calcext:value-type="string" table:number-columns-spanned="3" table:number-rows-spanned="1">
            <text:p><text:a xlink:href="https://github.com/jflesch/paperwork/wiki/Test-list#redo-ocr" xlink:type="simple"> </text:a>Redo OCR</text:p>
          </table:table-cell>
          <table:covered-table-cell table:number-columns-repeated="2" table:style-name="ce12"/>
          <table:table-cell table:number-columns-repeated="13"/>
        </table:table-row>
        <table:table-row table:style-name="ro2">
          <table:table-cell table:style-name="ce2"/>
          <table:table-cell table:style-name="ce10" office:value-type="string" calcext:value-type="string">
            <text:p>Version</text:p>
          </table:table-cell>
          <table:table-cell table:style-name="ce12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0.3.0</text:p>
          </table:table-cell>
          <table:table-cell table:style-name="ce20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edo OCR on the current docu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edo OCR on all the documents</text:p>
          </table:table-cell>
          <table:table-cell table:number-columns-repeated="2" table:style-name="ce13" office:value-type="string" calcext:value-type="string">
            <text:p>Not tested</text:p>
          </table:table-cell>
          <table:table-cell table:style-name="ce19" office:value-type="string" calcext:value-type="string">
            <text:p>OK 2016/11/08</text:p>
          </table:table-cell>
          <table:table-cell table:number-columns-repeated="12"/>
        </table:table-row>
        <table:table-row table:style-name="ro2">
          <table:table-cell table:number-columns-repeated="2"/>
          <table:table-cell table:style-name="ce12"/>
          <table:table-cell table:number-columns-repeated="13"/>
        </table:table-row>
        <table:table-row table:style-name="ro8">
          <table:table-cell table:style-name="ce8" office:value-type="string" calcext:value-type="string" table:number-columns-spanned="3" table:number-rows-spanned="1">
            <text:p><text:a xlink:href="https://github.com/jflesch/paperwork/wiki/Test-list#printing" xlink:type="simple"> </text:a>Printing</text:p>
          </table:table-cell>
          <table:covered-table-cell table:number-columns-repeated="2" table:style-name="ce12"/>
          <table:table-cell table:number-columns-repeated="13"/>
        </table:table-row>
        <table:table-row table:style-name="ro2">
          <table:table-cell table:style-name="ce2"/>
          <table:table-cell table:style-name="ce10" office:value-type="string" calcext:value-type="string">
            <text:p>Version</text:p>
          </table:table-cell>
          <table:table-cell table:style-name="ce12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0.3.0</text:p>
          </table:table-cell>
          <table:table-cell table:style-name="ce20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eview of a portrait page(s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inting of a portrait page(s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eview of a landscape page(s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inting of a portrait landscape page(s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table:number-columns-repeated="16"/>
        </table:table-row>
        <table:table-row table:style-name="ro8">
          <table:table-cell table:style-name="ce8" office:value-type="string" calcext:value-type="string" table:number-columns-spanned="3" table:number-rows-spanned="1">
            <text:p><text:a xlink:href="https://github.com/jflesch/paperwork/wiki/Test-list#export" xlink:type="simple"> </text:a>Export</text:p>
          </table:table-cell>
          <table:covered-table-cell table:number-columns-repeated="2" table:style-name="ce12"/>
          <table:table-cell table:number-columns-repeated="13"/>
        </table:table-row>
        <table:table-row table:style-name="ro2">
          <table:table-cell table:style-name="ce2"/>
          <table:table-cell table:style-name="ce10" office:value-type="string" calcext:value-type="string">
            <text:p>Version</text:p>
          </table:table-cell>
          <table:table-cell table:style-name="ce12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0.3.0</text:p>
          </table:table-cell>
          <table:table-cell table:style-name="ce20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cument export: available formats: PDF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Document export: changing the quality update the preview + estimated 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cument export: sav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age export: available formats: JPG, P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Page export: changing the quality update the preview + estimated 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age export: changing the format update the preview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age export: sav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cument export: multiple PDF exports in a folder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table:number-columns-repeated="16"/>
        </table:table-row>
        <table:table-row table:style-name="ro8">
          <table:table-cell table:style-name="ce8" office:value-type="string" calcext:value-type="string" table:number-columns-spanned="3" table:number-rows-spanned="1">
            <text:p><text:a xlink:href="https://github.com/jflesch/paperwork/wiki/Test-list#mouse--keyboard" xlink:type="simple"> </text:a>Mouse &amp; Keyboard</text:p>
          </table:table-cell>
          <table:covered-table-cell table:number-columns-repeated="2" table:style-name="ce12"/>
          <table:table-cell table:number-columns-repeated="13"/>
        </table:table-row>
        <table:table-row table:style-name="ro2">
          <table:table-cell table:style-name="ce2"/>
          <table:table-cell table:style-name="ce10" office:value-type="string" calcext:value-type="string">
            <text:p>Version</text:p>
          </table:table-cell>
          <table:table-cell table:style-name="ce12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0.3.0</text:p>
          </table:table-cell>
          <table:table-cell table:style-name="ce20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ouse scrolling with 3rd button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Zoom changed with Ctrl+Mouse wheel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trl+PageUp / Ctrl+PageDown to browse documents</text:p>
          </table:table-cell>
          <table:table-cell table:number-columns-repeated="2" office:value-type="string" calcext:value-type="string">
            <text:p>N/A</text:p>
          </table:table-cell>
          <table:table-cell table:style-name="ce19" office:value-type="string" calcext:value-type="string">
            <text:p>OK 2016/11/08</text:p>
          </table:table-cell>
          <table:table-cell table:style-name="Default"/>
          <table:table-cell table:number-columns-repeated="11"/>
        </table:table-row>
        <table:table-row table:style-name="ro2" table:number-rows-repeated="21">
          <table:table-cell table:style-name="Default"/>
          <table:table-cell table:style-name="ce12" table:number-columns-repeated="3"/>
          <table:table-cell table:number-columns-repeated="12"/>
        </table:table-row>
        <table:table-row table:style-name="ro2">
          <table:table-cell table:style-name="Default"/>
          <table:table-cell table:style-name="ce12" table:number-columns-repeated="3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/00/0000</text:date>, <text:time style:data-style-name="N2" text:time-value="23:44:43.6045759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ome Flesch</meta:initial-creator>
    <meta:creation-date>2016-09-27T18:53:35.257955995</meta:creation-date>
    <dc:date>2016-11-09T23:47:36.078358833</dc:date>
    <dc:creator>Jerome Flesch</dc:creator>
    <meta:editing-duration>PT6H1M41S</meta:editing-duration>
    <meta:editing-cycles>49</meta:editing-cycles>
    <meta:generator>LibreOffice/5.2.2.2.0$Linux_X86_64 LibreOffice_project/20m0$Build-2</meta:generator>
    <meta:document-statistic meta:table-count="1" meta:cell-count="407" meta:object-count="0"/>
  </office:meta>
</office:document-meta>
</file>